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86cm" fo:min-width="0.332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5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57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87cm" fo:min-width="1.13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071cm" fo:min-width="0.509cm"/>
    </style:style>
    <style:style style:name="gr10" style:family="graphic" style:parent-style-name="standard">
      <style:graphic-properties draw:textarea-horizontal-align="justify" draw:textarea-vertical-align="middle" draw:auto-grow-height="false" fo:min-height="2.487cm" fo:min-width="0.332cm"/>
    </style:style>
    <style:style style:name="gr11" style:family="graphic" style:parent-style-name="standard">
      <style:graphic-properties draw:textarea-horizontal-align="justify" draw:textarea-vertical-align="middle" draw:auto-grow-height="false" fo:min-height="1.298cm" fo:min-width="2.0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cm" fo:min-width="1.08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3.07cm" fo:min-width="0.508cm"/>
    </style:style>
    <style:style style:name="gr14" style:family="graphic" style:parent-style-name="standard">
      <style:graphic-properties draw:stroke="none" svg:stroke-color="#000000" draw:fill="none" draw:fill-color="#ffffff" fo:min-height="1.8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88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2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38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2.2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832cm" svg:height="2.736cm" draw:transform="rotate (1.5707963267949) translate (7.973cm 8.318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7.982cm" svg:y1="7.898cm" svg:x2="6.717cm" svg:y2="7.881cm">
            <text:p/>
          </draw:line>
          <draw:line draw:style-name="gr2" draw:text-style-name="P2" draw:layer="layout" svg:x1="12.017cm" svg:y1="7.898cm" svg:x2="10.752cm" svg:y2="7.881cm">
            <text:p/>
          </draw:line>
        </draw:g>
        <draw:g>
          <draw:line draw:style-name="gr2" draw:text-style-name="P2" draw:layer="layout" svg:x1="9.77cm" svg:y1="13.085cm" svg:x2="6.372cm" svg:y2="13.104cm">
            <text:p/>
          </draw:line>
          <draw:line draw:style-name="gr2" draw:text-style-name="P2" draw:layer="layout" svg:x1="7.298cm" svg:y1="13.396cm" svg:x2="8.986cm" svg:y2="13.396cm">
            <text:p/>
          </draw:line>
          <draw:line draw:style-name="gr2" draw:text-style-name="P2" draw:layer="layout" svg:x1="7.754cm" svg:y1="13.76cm" svg:x2="8.565cm" svg:y2="13.76cm">
            <text:p/>
          </draw:line>
          <draw:line draw:style-name="gr2" draw:text-style-name="P2" draw:layer="layout" svg:x1="8.113cm" svg:y1="13.069cm" svg:x2="8.127cm" svg:y2="12.129cm">
            <text:p/>
          </draw:line>
          <draw:line draw:style-name="gr2" draw:text-style-name="P2" draw:layer="layout" svg:x1="12.003cm" svg:y1="10.434cm" svg:x2="12.017cm" svg:y2="9.118cm">
            <text:p/>
          </draw:line>
          <draw:line draw:style-name="gr3" draw:text-style-name="P2" draw:layer="layout" svg:x1="12.017cm" svg:y1="9.179cm" svg:x2="12.031cm" svg:y2="7.863cm">
            <text:p text:style-name="P1"/>
          </draw:line>
          <draw:line draw:style-name="gr2" draw:text-style-name="P2" draw:layer="layout" svg:x1="6.747cm" svg:y1="10.434cm" svg:x2="6.761cm" svg:y2="9.118cm">
            <text:p/>
          </draw:line>
          <draw:line draw:style-name="gr2" draw:text-style-name="P2" draw:layer="layout" svg:x1="6.747cm" svg:y1="9.179cm" svg:x2="6.761cm" svg:y2="7.863cm">
            <text:p/>
          </draw:line>
          <draw:line draw:style-name="gr4" draw:text-style-name="P3" draw:layer="layout" svg:x1="13.523cm" svg:y1="7.612cm" svg:x2="13.523cm" svg:y2="10.624cm">
            <text:p/>
          </draw:line>
          <draw:line draw:style-name="gr4" draw:text-style-name="P3" draw:layer="layout" svg:x1="16.032cm" svg:y1="7.612cm" svg:x2="16.032cm" svg:y2="10.624cm">
            <text:p/>
          </draw:line>
          <draw:line draw:style-name="gr2" draw:text-style-name="P2" draw:layer="layout" svg:x1="17.524cm" svg:y1="9.117cm" svg:x2="17.538cm" svg:y2="5.604cm">
            <text:p/>
          </draw:line>
          <draw:line draw:style-name="gr2" draw:text-style-name="P2" draw:layer="layout" svg:x1="23.938cm" svg:y1="10.749cm" svg:x2="23.938cm" svg:y2="5.604cm">
            <text:p/>
          </draw:line>
          <draw:line draw:style-name="gr2" draw:text-style-name="P2" draw:layer="layout" svg:x1="17.65cm" svg:y1="15.893cm" svg:x2="17.664cm" svg:y2="12.129cm">
            <text:p/>
          </draw:line>
          <draw:line draw:style-name="gr2" draw:text-style-name="P2" draw:layer="layout" svg:x1="23.938cm" svg:y1="15.894cm" svg:x2="23.938cm" svg:y2="10.749cm">
            <text:p/>
          </draw:line>
          <draw:frame draw:style-name="gr5" draw:text-style-name="P4" draw:layer="layout" svg:width="2.384cm" svg:height="1.208cm" svg:x="24.816cm" svg:y="9.619cm">
            <draw:text-box>
              <text:p>out</text:p>
            </draw:text-box>
          </draw:frame>
          <draw:frame draw:style-name="gr6" draw:text-style-name="P4" draw:layer="layout" svg:width="3.388cm" svg:height="1.207cm" svg:x="11.264cm" svg:y="12.38cm">
            <draw:text-box>
              <text:p>GND</text:p>
            </draw:text-box>
          </draw:frame>
          <draw:line draw:style-name="gr2" draw:text-style-name="P2" draw:layer="layout" svg:x1="23.938cm" svg:y1="10.749cm" svg:x2="23.938cm" svg:y2="5.604cm">
            <text:p/>
          </draw:line>
        </draw:g>
        <draw:line draw:style-name="gr4" draw:text-style-name="P3" draw:layer="layout" svg:x1="18.416cm" svg:y1="12.129cm" svg:x2="4.613cm" svg:y2="12.129cm">
          <text:p/>
        </draw:line>
        <draw:line draw:style-name="gr4" draw:text-style-name="P3" draw:layer="layout" svg:x1="26.196cm" svg:y1="10.749cm" svg:x2="20.675cm" svg:y2="10.749cm">
          <text:p/>
        </draw:line>
        <draw:line draw:style-name="gr7" draw:text-style-name="P3" draw:layer="layout" svg:x1="4.613cm" svg:y1="12.129cm" svg:x2="4.613cm" svg:y2="10.168cm">
          <text:p text:style-name="P1"/>
        </draw:line>
        <draw:line draw:style-name="gr4" draw:text-style-name="P3" draw:layer="layout" svg:x1="8.002cm" svg:y1="9.118cm" svg:x2="5.743cm" svg:y2="9.118cm">
          <text:p/>
        </draw:line>
        <draw:custom-shape draw:style-name="gr8" draw:text-style-name="P1" draw:layer="layout" svg:width="2.311cm" svg:height="2.313cm" svg:x="3.484cm" svg:y="7.988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1" draw:layer="layout" svg:width="1.009cm" svg:height="3.321cm" draw:transform="rotate (1.5707963267949) translate (19.061cm 6.111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9.073cm" svg:y1="5.6cm" svg:x2="17.538cm" svg:y2="5.58cm">
            <text:p/>
          </draw:line>
          <draw:line draw:style-name="gr2" draw:text-style-name="P2" draw:layer="layout" svg:x1="23.968cm" svg:y1="5.6cm" svg:x2="22.433cm" svg:y2="5.58cm">
            <text:p/>
          </draw:line>
        </draw:g>
        <draw:g>
          <draw:custom-shape draw:style-name="gr10" draw:text-style-name="P1" draw:layer="layout" svg:width="0.832cm" svg:height="2.737cm" draw:transform="rotate (1.5707963267949) translate (8.001cm 9.573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832cm" svg:height="2.736cm" draw:transform="rotate (1.5707963267949) translate (8.003cm 10.828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8.012cm" svg:y1="10.407cm" svg:x2="6.747cm" svg:y2="10.39cm">
            <text:p/>
          </draw:line>
          <draw:line draw:style-name="gr2" draw:text-style-name="P2" draw:layer="layout" svg:x1="12.047cm" svg:y1="10.407cm" svg:x2="10.782cm" svg:y2="10.39cm">
            <text:p/>
          </draw:line>
        </draw:g>
        <draw:line draw:style-name="gr4" draw:text-style-name="P3" draw:layer="layout" svg:x1="13.648cm" svg:y1="9.118cm" svg:x2="10.762cm" svg:y2="9.118cm">
          <text:p/>
        </draw:line>
        <draw:g>
          <draw:line draw:style-name="gr2" draw:text-style-name="P2" draw:layer="layout" svg:x1="14.426cm" svg:y1="9.69cm" svg:x2="14.426cm" svg:y2="8.616cm">
            <text:p/>
          </draw:line>
          <draw:line draw:style-name="gr2" draw:text-style-name="P2" draw:layer="layout" svg:x1="14.426cm" svg:y1="9.69cm" svg:x2="14.426cm" svg:y2="8.616cm">
            <text:p/>
          </draw:line>
          <draw:line draw:style-name="gr2" draw:text-style-name="P2" draw:layer="layout" svg:x1="15.102cm" svg:y1="9.69cm" svg:x2="15.102cm" svg:y2="8.616cm">
            <text:p/>
          </draw:line>
          <draw:line draw:style-name="gr2" draw:text-style-name="P2" draw:layer="layout" svg:x1="16.032cm" svg:y1="9.126cm" svg:x2="15.115cm" svg:y2="9.117cm">
            <text:p/>
          </draw:line>
          <draw:line draw:style-name="gr2" draw:text-style-name="P2" draw:layer="layout" svg:x1="14.44cm" svg:y1="9.126cm" svg:x2="13.523cm" svg:y2="9.117cm">
            <text:p/>
          </draw:line>
        </draw:g>
        <draw:g>
          <draw:line draw:style-name="gr2" draw:text-style-name="P2" draw:layer="layout" svg:x1="14.426cm" svg:y1="8.184cm" svg:x2="14.426cm" svg:y2="7.11cm">
            <text:p/>
          </draw:line>
          <draw:line draw:style-name="gr2" draw:text-style-name="P2" draw:layer="layout" svg:x1="14.426cm" svg:y1="8.184cm" svg:x2="14.426cm" svg:y2="7.11cm">
            <text:p/>
          </draw:line>
          <draw:line draw:style-name="gr2" draw:text-style-name="P2" draw:layer="layout" svg:x1="15.102cm" svg:y1="8.184cm" svg:x2="15.102cm" svg:y2="7.11cm">
            <text:p/>
          </draw:line>
          <draw:line draw:style-name="gr2" draw:text-style-name="P2" draw:layer="layout" svg:x1="16.016cm" svg:y1="7.655cm" svg:x2="15.099cm" svg:y2="7.646cm">
            <text:p/>
          </draw:line>
          <draw:line draw:style-name="gr2" draw:text-style-name="P2" draw:layer="layout" svg:x1="14.44cm" svg:y1="7.655cm" svg:x2="13.523cm" svg:y2="7.646cm">
            <text:p/>
          </draw:line>
        </draw:g>
        <draw:g>
          <draw:line draw:style-name="gr2" draw:text-style-name="P2" draw:layer="layout" svg:x1="14.442cm" svg:y1="11.07cm" svg:x2="14.442cm" svg:y2="9.996cm">
            <text:p/>
          </draw:line>
          <draw:line draw:style-name="gr2" draw:text-style-name="P2" draw:layer="layout" svg:x1="14.442cm" svg:y1="11.07cm" svg:x2="14.442cm" svg:y2="9.996cm">
            <text:p/>
          </draw:line>
          <draw:line draw:style-name="gr2" draw:text-style-name="P2" draw:layer="layout" svg:x1="15.118cm" svg:y1="11.07cm" svg:x2="15.118cm" svg:y2="9.996cm">
            <text:p/>
          </draw:line>
          <draw:line draw:style-name="gr2" draw:text-style-name="P2" draw:layer="layout" svg:x1="16.032cm" svg:y1="10.541cm" svg:x2="15.115cm" svg:y2="10.532cm">
            <text:p/>
          </draw:line>
          <draw:line draw:style-name="gr2" draw:text-style-name="P2" draw:layer="layout" svg:x1="14.456cm" svg:y1="10.541cm" svg:x2="13.539cm" svg:y2="10.532cm">
            <text:p/>
          </draw:line>
        </draw:g>
        <draw:line draw:style-name="gr4" draw:text-style-name="P3" draw:layer="layout" svg:x1="18.667cm" svg:y1="9.118cm" svg:x2="15.028cm" svg:y2="9.118cm">
          <text:p/>
        </draw:line>
        <draw:g>
          <draw:glue-point draw:id="4" svg:x="-4.828cm" svg:y="-2.346cm"/>
          <draw:glue-point draw:id="5" svg:x="-4.828cm" svg:y="2.296cm"/>
          <draw:custom-shape draw:style-name="gr11" draw:text-style-name="P1" draw:layer="layout" svg:width="5.066cm" svg:height="4.644cm" draw:transform="rotate (1.5707963267949) translate (18.453cm 13.25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2" draw:text-style-name="P4" draw:layer="layout" svg:width="1.586cm" svg:height="4.32cm" svg:x="18.587cm" svg:y="8.49cm">
            <draw:text-box>
              <text:p>-</text:p>
              <text:p/>
              <text:p/>
              <text:p/>
              <text:p>+</text:p>
            </draw:text-box>
          </draw:frame>
        </draw:g>
        <draw:g>
          <draw:custom-shape draw:style-name="gr13" draw:text-style-name="P1" draw:layer="layout" svg:width="1.008cm" svg:height="3.32cm" draw:transform="rotate (1.5707963267949) translate (19.157cm 16.4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9.168cm" svg:y1="15.89cm" svg:x2="17.633cm" svg:y2="15.87cm">
            <text:p/>
          </draw:line>
          <draw:line draw:style-name="gr2" draw:text-style-name="P2" draw:layer="layout" svg:x1="24.063cm" svg:y1="15.89cm" svg:x2="22.528cm" svg:y2="15.87cm">
            <text:p/>
          </draw:line>
        </draw:g>
        <draw:frame draw:style-name="gr14" draw:text-style-name="P4" draw:layer="layout" svg:width="1.882cm" svg:height="2.099cm" svg:x="5.492cm" svg:y="7.612cm">
          <draw:text-box>
            <text:p>in</text:p>
          </draw:text-box>
        </draw:frame>
        <draw:frame draw:style-name="gr15" draw:text-style-name="P4" draw:layer="layout" svg:width="1.882cm" svg:height="2.133cm" svg:x="12.018cm" svg:y="7.567cm">
          <draw:text-box>
            <text:p>in2</text:p>
          </draw:text-box>
        </draw:frame>
        <draw:frame draw:style-name="gr16" draw:text-style-name="P4" draw:layer="layout" svg:width="3.388cm" svg:height="0.979cm" svg:x="15.53cm" svg:y="4.5cm">
          <draw:text-box>
            <text:p>inv_in</text:p>
          </draw:text-box>
        </draw:frame>
        <draw:frame draw:style-name="gr17" draw:text-style-name="P4" draw:layer="layout" svg:width="2.509cm" svg:height="1.632cm" svg:x="19.546cm" svg:y="3.596cm">
          <draw:text-box>
            <text:p>R_2</text:p>
          </draw:text-box>
        </draw:frame>
        <draw:frame draw:style-name="gr18" draw:text-style-name="P4" draw:layer="layout" svg:width="3.137cm" svg:height="2.51cm" svg:x="20.359cm" svg:y="16.754cm">
          <draw:text-box>
            <text:p>R_L</text:p>
          </draw:text-box>
        </draw:frame>
        <draw:frame draw:style-name="gr14" draw:text-style-name="P4" draw:layer="layout" svg:width="3.89cm" svg:height="2.099cm" svg:x="8.001cm" svg:y="5.73cm">
          <draw:text-box>
            <text:p>R_eq</text:p>
          </draw:text-box>
        </draw:frame>
        <draw:frame draw:style-name="gr14" draw:text-style-name="P4" draw:layer="layout" svg:width="3.263cm" svg:height="2.099cm" svg:x="1.662cm" svg:y="8.005cm">
          <draw:text-box>
            <text:p>V_i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cm" svg:stroke-color="#000000" draw:marker-start-width="0.35cm" draw:marker-end-width="0.35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3:02:47.486465931</meta:creation-date>
    <dc:date>2021-06-04T13:52:37.798003617</dc:date>
    <meta:editing-duration>PT7M25S</meta:editing-duration>
    <meta:editing-cycles>2</meta:editing-cycles>
    <meta:generator>LibreOffice/6.4.5.2$Linux_X86_64 LibreOffice_project/40$Build-2</meta:generator>
    <meta:document-statistic meta:object-count="71"/>
  </office:meta>
</office:document-meta>
</file>